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.416cm" style:rel-column-width="5461*"/>
    </style:style>
    <style:style style:name="Tabla1.L" style:family="table-column">
      <style:table-column-properties style:column-width="1.418cm" style:rel-column-width="5464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ddddd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L1" style:family="table-cell">
      <style:table-cell-properties fo:background-color="#dddddd" fo:padding="0cm" fo:border="0.5pt solid #000000" style:writing-mode="page">
        <style:background-image/>
      </style:table-cell-properties>
    </style:style>
    <style:style style:name="Tabla1.2" style:family="table-row">
      <style:table-row-properties style:min-row-height="1.148cm"/>
    </style:style>
    <style:style style:name="Tabla1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Tabla1.L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officeooo:paragraph-rsid="0014ee81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f291e" officeooo:paragraph-rsid="0014ee81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loext:graphic-properties draw:fill="none"/>
      <style:paragraph-properties fo:text-align="center" style:justify-single-word="false" fo:background-color="transparent" style:vertical-align="middl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b1b41" officeooo:paragraph-rsid="001b1b41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bold" officeooo:rsid="000f291e" officeooo:paragraph-rsid="0014ee81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1d157c" officeooo:paragraph-rsid="001d157c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Times New Roman" fo:font-size="11pt" fo:letter-spacing="normal" fo:font-style="normal" style:text-underline-style="none" fo:font-weight="normal" officeooo:rsid="00190cfa" officeooo:paragraph-rsid="00190cfa" style:text-blinking="false" fo:background-color="transparent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Times New Roman" fo:font-size="11pt" fo:letter-spacing="normal" fo:font-style="normal" style:text-underline-style="none" fo:font-weight="normal" officeooo:rsid="00190cfa" officeooo:paragraph-rsid="001befd4" style:text-blinking="false" fo:background-color="transparen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Times New Roman" fo:font-size="11pt" fo:letter-spacing="normal" fo:font-style="normal" style:text-underline-style="none" fo:font-weight="normal" officeooo:rsid="00190cfa" officeooo:paragraph-rsid="001d157c" style:text-blinking="false" fo:background-color="transparen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Times New Roman" fo:font-size="11pt" fo:letter-spacing="normal" fo:font-style="normal" style:text-underline-style="none" fo:font-weight="normal" officeooo:rsid="001d157c" officeooo:paragraph-rsid="001d157c" style:text-blinking="false" fo:background-color="transparen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Times New Roman" fo:font-size="11pt" fo:letter-spacing="normal" fo:font-style="normal" style:text-underline-style="none" fo:font-weight="normal" officeooo:rsid="001befd4" officeooo:paragraph-rsid="001befd4" style:text-blinking="false" fo:background-color="transparen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Times New Roman" fo:font-size="11pt" fo:letter-spacing="normal" fo:font-style="normal" style:text-underline-style="none" fo:font-weight="bold" officeooo:rsid="001befd4" officeooo:paragraph-rsid="001befd4" style:text-blinking="false" fo:background-color="transparen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Times New Roman" fo:font-size="11pt" fo:letter-spacing="normal" fo:font-style="normal" style:text-underline-style="solid" style:text-underline-width="auto" style:text-underline-color="font-color" fo:font-weight="bold" officeooo:rsid="001d157c" officeooo:paragraph-rsid="001d157c" style:text-blinking="false" fo:background-color="transparent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11pt" fo:font-style="normal" style:text-underline-style="none" fo:font-weight="normal" officeooo:rsid="00235aaf" officeooo:paragraph-rsid="001d157c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1pt" fo:font-style="normal" style:text-underline-style="none" fo:font-weight="normal" officeooo:rsid="00235aaf" officeooo:paragraph-rsid="001befd4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11pt" fo:font-style="normal" style:text-underline-style="none" fo:font-weight="normal" officeooo:rsid="001d157c" officeooo:paragraph-rsid="001d157c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size="11pt" fo:font-style="normal" style:text-underline-style="none" fo:font-weight="normal" officeooo:rsid="0065d079" officeooo:paragraph-rsid="001d157c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Times New Roman" fo:font-size="11pt" fo:font-style="normal" style:text-underline-style="none" fo:font-weight="bold" officeooo:rsid="001d157c" officeooo:paragraph-rsid="001d157c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fo:font-size="11pt" style:text-underline-style="none" fo:font-weight="normal" officeooo:rsid="0065d079" officeooo:paragraph-rsid="001d157c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 New Roman" fo:font-size="11pt" style:text-underline-style="none" fo:font-weight="normal" officeooo:rsid="00649990" officeooo:paragraph-rsid="001d157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1pt" style:text-underline-style="none" fo:font-weight="normal" officeooo:rsid="0044308e" officeooo:paragraph-rsid="001d157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1pt" officeooo:paragraph-rsid="001d157c" style:font-size-asian="11pt" style:font-size-complex="11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Times New Roman" fo:font-size="11pt" officeooo:paragraph-rsid="001d157c" style:font-size-asian="11pt" style:font-size-complex="11pt"/>
    </style:style>
    <style:style style:name="P23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Times New Roman" fo:font-size="11pt" fo:letter-spacing="normal" fo:font-style="normal" style:text-underline-style="none" fo:font-weight="bold" officeooo:rsid="001b1b41" officeooo:paragraph-rsid="001b1b41" style:text-blinking="false" fo:background-color="transparent" style:font-size-asian="11pt" style:font-weight-asian="bold" style:font-size-complex="11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Times New Roman" fo:font-size="11pt" fo:letter-spacing="normal" fo:font-style="normal" style:text-underline-style="none" fo:font-weight="bold" officeooo:rsid="001befd4" officeooo:paragraph-rsid="001befd4" style:text-blinking="false" fo:background-color="transparent" style:font-size-asian="11pt" style:font-weight-asian="bold" style:font-size-complex="11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Times New Roman" fo:font-size="11pt" fo:letter-spacing="normal" fo:font-style="normal" style:text-underline-style="none" fo:font-weight="normal" officeooo:rsid="001b1b41" officeooo:paragraph-rsid="001b1b41" style:text-blinking="false" fo:background-color="transparent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Times New Roman" fo:font-size="11pt" fo:letter-spacing="normal" fo:font-style="normal" style:text-underline-style="none" fo:font-weight="normal" officeooo:rsid="001b1b41" officeooo:paragraph-rsid="001b1b41" style:text-blinking="false" fo:background-color="transparent" style:font-size-asian="11pt" style:font-size-complex="11pt"/>
    </style:style>
    <style:style style:name="P27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Times New Roman" fo:font-size="11pt" fo:letter-spacing="normal" fo:font-style="normal" style:text-underline-style="none" fo:font-weight="normal" officeooo:rsid="001befd4" officeooo:paragraph-rsid="001befd4" style:text-blinking="false" fo:background-color="transparent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Times New Roman" fo:font-size="11pt" fo:letter-spacing="normal" fo:font-style="normal" style:text-underline-style="none" fo:font-weight="normal" officeooo:rsid="001befd4" officeooo:paragraph-rsid="001befd4" style:text-blinking="false" fo:background-color="transparent" style:font-size-asian="11pt" style:font-size-complex="11pt"/>
    </style:style>
    <style:style style:name="P29" style:family="paragraph" style:parent-style-name="Standard" style:list-style-name="L1">
      <style:paragraph-properties fo:text-align="start" style:justify-single-word="false"/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1befd4" officeooo:paragraph-rsid="001befd4" style:text-blinking="false" fo:background-color="transparent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1d157c" officeooo:paragraph-rsid="001d157c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bold" officeooo:rsid="001d157c" officeooo:paragraph-rsid="001d157c" style:text-blinking="false" fo:background-color="#ffff00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1pt" fo:letter-spacing="normal" fo:font-style="italic" style:text-underline-style="none" fo:font-weight="bold" officeooo:rsid="001d157c" officeooo:paragraph-rsid="001ed88f" style:text-blinking="false" fo:background-color="#ffff00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000000" style:font-name="Times New Roman" fo:font-size="11pt" fo:font-style="normal" style:text-underline-style="none" fo:font-weight="normal" officeooo:rsid="001d157c" officeooo:paragraph-rsid="001d157c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1pt" officeooo:rsid="0020a9bd" officeooo:paragraph-rsid="0020a9bd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1pt" officeooo:rsid="002248d2" officeooo:paragraph-rsid="002248d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1pt" officeooo:rsid="0022f491" officeooo:paragraph-rsid="0022f491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1pt" officeooo:rsid="0027d9bb" officeooo:paragraph-rsid="0027d9bb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1pt" officeooo:rsid="0028a740" officeooo:paragraph-rsid="0028a740" style:font-size-asian="11pt" style:font-size-complex="11pt"/>
    </style:style>
    <style:style style:name="T1" style:family="text">
      <style:text-properties officeooo:rsid="00154a99"/>
    </style:style>
    <style:style style:name="T2" style:family="text">
      <style:text-properties officeooo:rsid="0016d4ff"/>
    </style:style>
    <style:style style:name="T3" style:family="text">
      <style:text-properties fo:font-variant="normal" fo:text-transform="none" fo:color="#333333" style:text-line-through-style="none" style:text-line-through-type="none" fo:letter-spacing="normal" style:text-blinking="false" fo:background-color="transparent" loext:char-shading-value="0"/>
    </style:style>
    <style:style style:name="T4" style:family="text">
      <style:text-properties fo:font-variant="normal" fo:text-transform="none" fo:color="#333333" style:text-line-through-style="none" style:text-line-through-type="none" fo:letter-spacing="normal" officeooo:rsid="001befd4" style:text-blinking="false" fo:background-color="transparent" loext:char-shading-value="0"/>
    </style:style>
    <style:style style:name="T5" style:family="text">
      <style:text-properties fo:color="#000000" style:font-style-asian="normal" style:font-weight-asian="normal" style:font-style-complex="normal" style:font-weight-complex="normal"/>
    </style:style>
    <style:style style:name="T6" style:family="text">
      <style:text-properties fo:color="#000000" officeooo:rsid="00235aaf" style:font-style-asian="normal" style:font-weight-asian="normal" style:font-style-complex="normal" style:font-weight-complex="normal"/>
    </style:style>
    <style:style style:name="T7" style:family="text">
      <style:text-properties officeooo:rsid="001d157c"/>
    </style:style>
    <style:style style:name="T8" style:family="text">
      <style:text-properties style:font-weight-asian="bold" style:font-weight-complex="bold"/>
    </style:style>
    <style:style style:name="T9" style:family="text">
      <style:text-properties officeooo:rsid="001d157c" style:font-weight-asian="bold" style:font-weight-complex="bold"/>
    </style:style>
    <style:style style:name="T10" style:family="text">
      <style:text-properties officeooo:rsid="0020a9bd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LUMNO: <text:span text:style-name="T10">Pedro Puertas Rodríguez</text:span></text:p>
      <text:p text:style-name="P6"/>
      <text:p text:style-name="P12">1.- Teoría ( 3 puntos)</text:p>
      <text:p text:style-name="P9"/>
      <text:p text:style-name="P9">La puntuación del test se obtiene aplicando la siguiente fórmula:</text:p>
      <text:p text:style-name="P9"/>
      <text:p text:style-name="P9">Calificación = (Preguntas acertadas -(Preguntas falladas / 2) )*0,25</text:p>
      <text:p text:style-name="P6"/>
      <table:table table:name="Tabla1" table:style-name="Tabla1">
        <table:table-column table:style-name="Tabla1.A" table:number-columns-repeated="11"/>
        <table:table-column table:style-name="Tabla1.L"/>
        <table:table-row table:style-name="Tabla1.1"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5">2</text:p>
          </table:table-cell>
          <table:table-cell table:style-name="Tabla1.A1" office:value-type="string">
            <text:p text:style-name="P5">3</text:p>
          </table:table-cell>
          <table:table-cell table:style-name="Tabla1.A1" office:value-type="string">
            <text:p text:style-name="P5">4</text:p>
          </table:table-cell>
          <table:table-cell table:style-name="Tabla1.A1" office:value-type="string">
            <text:p text:style-name="P5">5</text:p>
          </table:table-cell>
          <table:table-cell table:style-name="Tabla1.A1" office:value-type="string">
            <text:p text:style-name="P5">6</text:p>
          </table:table-cell>
          <table:table-cell table:style-name="Tabla1.A1" office:value-type="string">
            <text:p text:style-name="P5">7</text:p>
          </table:table-cell>
          <table:table-cell table:style-name="Tabla1.A1" office:value-type="string">
            <text:p text:style-name="P5">8</text:p>
          </table:table-cell>
          <table:table-cell table:style-name="Tabla1.A1" office:value-type="string">
            <text:p text:style-name="P5">9</text:p>
          </table:table-cell>
          <table:table-cell table:style-name="Tabla1.A1" office:value-type="string">
            <text:p text:style-name="P5">10</text:p>
          </table:table-cell>
          <table:table-cell table:style-name="Tabla1.A1" office:value-type="string">
            <text:p text:style-name="P5">11</text:p>
          </table:table-cell>
          <table:table-cell table:style-name="Tabla1.L1" office:value-type="string">
            <text:p text:style-name="P5">12</text:p>
          </table:table-cell>
        </table:table-row>
        <table:table-row table:style-name="Tabla1.2">
          <table:table-cell table:style-name="Tabla1.A2" office:value-type="string">
            <text:p text:style-name="P36">A</text:p>
          </table:table-cell>
          <table:table-cell table:style-name="Tabla1.A2" office:value-type="string">
            <text:p text:style-name="P37">D</text:p>
          </table:table-cell>
          <table:table-cell table:style-name="Tabla1.A2" office:value-type="string">
            <text:p text:style-name="P34">B</text:p>
          </table:table-cell>
          <table:table-cell table:style-name="Tabla1.A2" office:value-type="string">
            <text:p text:style-name="P34">D</text:p>
          </table:table-cell>
          <table:table-cell table:style-name="Tabla1.A2" office:value-type="string">
            <text:p text:style-name="P36">A</text:p>
          </table:table-cell>
          <table:table-cell table:style-name="Tabla1.A2" office:value-type="string">
            <text:p text:style-name="P36">C</text:p>
          </table:table-cell>
          <table:table-cell table:style-name="Tabla1.A2" office:value-type="string">
            <text:p text:style-name="P34">A</text:p>
          </table:table-cell>
          <table:table-cell table:style-name="Tabla1.A2" office:value-type="string">
            <text:p text:style-name="P36">D</text:p>
          </table:table-cell>
          <table:table-cell table:style-name="Tabla1.A2" office:value-type="string">
            <text:p text:style-name="P35">C</text:p>
          </table:table-cell>
          <table:table-cell table:style-name="Tabla1.A2" office:value-type="string">
            <text:p text:style-name="P38">D</text:p>
          </table:table-cell>
          <table:table-cell table:style-name="Tabla1.A2" office:value-type="string">
            <text:p text:style-name="P35">C</text:p>
          </table:table-cell>
          <table:table-cell table:style-name="Tabla1.L2" office:value-type="string">
            <text:p text:style-name="P35">C</text:p>
          </table:table-cell>
        </table:table-row>
      </table:table>
      <text:p text:style-name="P6"/>
      <text:p text:style-name="P6"/>
      <text:list xml:id="list2527686774" text:style-name="L1">
        <text:list-item>
          <text:p text:style-name="P23">Un programa</text:p>
          <text:list>
            <text:list-item>
              <text:p text:style-name="P25">Incluye todos los datos con los que va a trabajar en la memoria principal.</text:p>
            </text:list-item>
            <text:list-item>
              <text:p text:style-name="P25">Se almacena en un medio de almacenamiento secundario, e incluye instrucciones y datos.</text:p>
            </text:list-item>
            <text:list-item>
              <text:p text:style-name="P25">Puede ejecutarse en varios procesadores a la vez, lo que hace aumentar su rendimiento.</text:p>
            </text:list-item>
            <text:list-item>
              <text:p text:style-name="P25">Tiene una parte de código común cargado en la memoria para cualquier proceso que se cree para él, y una parte de datos que se crea para cada proceso.</text:p>
              <text:p text:style-name="P25"/>
            </text:list-item>
          </text:list>
        </text:list-item>
        <text:list-item>
          <text:p text:style-name="P23">Un proceso</text:p>
          <text:list>
            <text:list-item>
              <text:p text:style-name="P25">Puede no tener ningún hilo.</text:p>
            </text:list-item>
            <text:list-item>
              <text:p text:style-name="P25">Es un objeto estático, debido al tipo de datos que maneja.</text:p>
            </text:list-item>
            <text:list-item>
              <text:p text:style-name="P25">Puede ejecutarse en varios procesadores a la vez, para aumentar el rendimiento.</text:p>
            </text:list-item>
            <text:list-item>
              <text:p text:style-name="P25">Se inicia con la carga de un programa en la memoria y su posterior ejecución.</text:p>
            </text:list-item>
          </text:list>
        </text:list-item>
      </text:list>
      <text:p text:style-name="P26"/>
      <text:list xml:id="list191518362291671" text:continue-numbering="true" text:style-name="L1">
        <text:list-item>
          <text:p text:style-name="P23">La multitarea</text:p>
          <text:list>
            <text:list-item>
              <text:p text:style-name="P25">Solo es posible en sistemas multiprocesadores.</text:p>
            </text:list-item>
            <text:list-item>
              <text:p text:style-name="P25">Consiste en la ejecución simultánea de varios hilos de un mismo proceso.</text:p>
            </text:list-item>
            <text:list-item>
              <text:p text:style-name="P25">Permite un mejor aprovechamiento de los procesadores , al asignarse a otro proceso cuando el proceso en ejecución realiza una operación de E/S.</text:p>
            </text:list-item>
            <text:list-item>
              <text:p text:style-name="P25">Solo compensa si se está ejecutando gran número de procesos.</text:p>
            </text:list-item>
          </text:list>
        </text:list-item>
      </text:list>
      <text:p text:style-name="P26"/>
      <text:list xml:id="list191519569402464" text:continue-numbering="true" text:style-name="L1">
        <text:list-item>
          <text:p text:style-name="P23">Los distintos procesos que se ejecutan en un ordenador.</text:p>
          <text:list>
            <text:list-item>
              <text:p text:style-name="P25">Se planifican de manera independiente a los hilos.</text:p>
            </text:list-item>
            <text:list-item>
              <text:p text:style-name="P25">Solo pueden comunicarse entre si a través de almacenamiento secundario, dado que no comparten memoria.</text:p>
            </text:list-item>
            <text:list-item>
              <text:p text:style-name="P25">Se les debe ceder el procesador de cuando en cuando.</text:p>
            </text:list-item>
            <text:list-item>
              <text:p text:style-name="P25">Ninguna de las respuestas anteriores son correcta.</text:p>
            </text:list-item>
          </text:list>
        </text:list-item>
      </text:list>
      <text:p text:style-name="P26"/>
      <text:list xml:id="list191518828683895" text:continue-numbering="true" text:style-name="L1">
        <text:list-item>
          <text:p text:style-name="P23">Un cambio de contexto.</text:p>
          <text:list>
            <text:list-item>
              <text:p text:style-name="P27">Puede afectar negativamente al rendimiento si el proceso al que se cede el procesador está a la espera de que finalice una operación de E/S.</text:p>
            </text:list-item>
            <text:list-item>
              <text:p text:style-name="P27">Lo realiza el núcleo del sistema operativo.</text:p>
            </text:list-item>
            <text:list-item>
              <text:p text:style-name="P27">No requiere salvaguardar el estado de ejecución si el cambio es a otro hilo del proceso actualmente en ejecución.</text:p>
            </text:list-item>
            <text:list-item>
              <text:p text:style-name="P27">Solo se realiza en sistemas monoprocesadores, porque en los sistemas multiprocesadores cada proceso se ejecuta en un procesador diferente.</text:p>
            </text:list-item>
          </text:list>
        </text:list-item>
        <text:list-item>
          <text:p text:style-name="P24"><text:soft-page-break/>La programación concurrente</text:p>
          <text:list>
            <text:list-item>
              <text:p text:style-name="P27">No siempre permite conseguir una mejora en el tiempo de ejecución.</text:p>
            </text:list-item>
            <text:list-item>
              <text:p text:style-name="P27">No requiere de técnicas específicas de programación.</text:p>
            </text:list-item>
            <text:list-item>
              <text:p text:style-name="P27">Requiere utilizar técnicas de comunicación y sincronización entre procesos.</text:p>
            </text:list-item>
            <text:list-item>
              <text:p text:style-name="P27">Solo es posible en sistemas multiprocesadores.</text:p>
            </text:list-item>
          </text:list>
        </text:list-item>
      </text:list>
      <text:p text:style-name="P10"/>
      <text:list xml:id="list191518944438880" text:continue-numbering="true" text:style-name="L1">
        <text:list-item>
          <text:p text:style-name="P24">Un proceso bloqueado</text:p>
          <text:list>
            <text:list-item>
              <text:p text:style-name="P27">Se puede desbloquear cuando termina la operación de E/S de la que estaba pendiente.</text:p>
            </text:list-item>
            <text:list-item>
              <text:p text:style-name="P27">No puede pasar a la memoria secundaria hasta que no termine la operación de E/S de la que está pendiente.</text:p>
            </text:list-item>
            <text:list-item>
              <text:p text:style-name="P27">Puede pasar directamente a estado terminado si pasa mucho tiempo sin que termine la operación de E/S.</text:p>
            </text:list-item>
            <text:list-item>
              <text:p text:style-name="P27">Es gestionado por el planificador a medio plazo.</text:p>
            </text:list-item>
          </text:list>
        </text:list-item>
      </text:list>
      <text:p text:style-name="P10"/>
      <text:list xml:id="list191519962741553" text:continue-numbering="true" text:style-name="L1">
        <text:list-item>
          <text:p text:style-name="P24">Un servicio</text:p>
          <text:list>
            <text:list-item>
              <text:p text:style-name="P27">Se ejecuta en segundo plano.</text:p>
            </text:list-item>
            <text:list-item>
              <text:p text:style-name="P27">Puede crear hilos para mejorar su tiempo de respuesta ante nuevas peticiones.</text:p>
            </text:list-item>
            <text:list-item>
              <text:p text:style-name="P27">Se puede configurar para que arranque automáticamente cuando arranca el sistema operativo.</text:p>
            </text:list-item>
            <text:list-item>
              <text:p text:style-name="P27">Todas las respuestas anteriores son correctas.</text:p>
            </text:list-item>
          </text:list>
        </text:list-item>
      </text:list>
      <text:p text:style-name="P10"/>
      <text:list xml:id="list191519156430645" text:continue-numbering="true" text:style-name="L1">
        <text:list-item>
          <text:p text:style-name="P24">¿Cual es el estado al que puede pasar un proceso que está en estado listo?</text:p>
          <text:list>
            <text:list-item>
              <text:p text:style-name="P27">Nuevo</text:p>
            </text:list-item>
            <text:list-item>
              <text:p text:style-name="P27">Bloqueado</text:p>
            </text:list-item>
            <text:list-item>
              <text:p text:style-name="P29">En ejecución </text:p>
            </text:list-item>
            <text:list-item>
              <text:p text:style-name="P27">Finalizado.</text:p>
            </text:list-item>
          </text:list>
        </text:list-item>
      </text:list>
      <text:p text:style-name="P10"/>
      <text:list xml:id="list191519805229149" text:continue-numbering="true" text:style-name="L1">
        <text:list-item>
          <text:p text:style-name="P24">La clase Process</text:p>
          <text:list>
            <text:list-item>
              <text:p text:style-name="P27">Es abstracta, de manera que no se pueden crear instancias suyas , solo instancias de subclases suyas.</text:p>
            </text:list-item>
            <text:list-item>
              <text:p text:style-name="P27">No tiene métodos que permitan redirigir su entrada y salida estándares, eso se puede hacer con métodos de la clase ProcessBuilder.</text:p>
            </text:list-item>
            <text:list-item>
              <text:p text:style-name="P27">Tiene métodos que permiten enviar datos directamente a su entrada estándar, y obtener los datos enviados a su salida estándar.</text:p>
            </text:list-item>
            <text:list-item>
              <text:p text:style-name="P27">Todas las respuestas anteriores son correctas</text:p>
              <text:p text:style-name="P27"/>
            </text:list-item>
          </text:list>
        </text:list-item>
        <text:list-item>
          <text:p text:style-name="P24">¿Como se llama el método de la clase Process de Java que hace esperar a que termine el proceso lanzado?</text:p>
          <text:list>
            <text:list-item>
              <text:p text:style-name="P27">Slepp()</text:p>
            </text:list-item>
            <text:list-item>
              <text:p text:style-name="P27">finish()</text:p>
            </text:list-item>
            <text:list-item>
              <text:p text:style-name="P29">waitFor()</text:p>
            </text:list-item>
            <text:list-item>
              <text:p text:style-name="P27">waitEnd()</text:p>
            </text:list-item>
          </text:list>
        </text:list-item>
      </text:list>
      <text:p text:style-name="P10"/>
      <text:list xml:id="list191519142596146" text:continue-numbering="true" text:style-name="L1">
        <text:list-item>
          <text:p text:style-name="P24">¿Qué afirmació referente a la clase Runtime de Java es errónea?</text:p>
          <text:list>
            <text:list-item>
              <text:p text:style-name="P27">Permite lanzar un proceso indicando los parámetros de ejecución.</text:p>
            </text:list-item>
            <text:list-item>
              <text:p text:style-name="P27">Permite quedar a la espera de la terminación del proceso lanzado.</text:p>
            </text:list-item>
            <text:list-item>
              <text:p text:style-name="P29">Permite conocer el valor de las variables internas del proceso lanzado.</text:p>
            </text:list-item>
            <text:list-item>
              <text:p text:style-name="P27"><text:bookmark-start text:name="__DdeLink__672_1343005619"/>Permite obtener el estado de la finalización del proceso lanzado.<text:bookmark-end text:name="__DdeLink__672_1343005619"/></text:p>
            </text:list-item>
          </text:list>
        </text:list-item>
      </text:list>
      <text:p text:style-name="P26"/>
      <text:list xml:id="list191519319518887" text:continue-numbering="true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11"><text:soft-page-break/><text:span text:style-name="T8">PROBLEMA 1 <text:s/></text:span><text:span text:style-name="T9">(3 PUNTOS)</text:span></text:p>
      <text:p text:style-name="P10"/>
      <text:p text:style-name="P13">Escribe un programa Java que lea dos números desde la entrada estándar y visualice su suma. Controlar que lo introducido por teclado sean dos números. Haz otro programa Java para ejecutar el anterior.</text:p>
      <text:p text:style-name="P7"/>
      <text:p text:style-name="P9">La clase para el programa que lee dos número se debe de llamar “ <text:span text:style-name="T6">SumaControlada” </text:span><text:span text:style-name="T5">y la clase para el programa que ejecute el anterior “Problema1”.</text:span></text:p>
      <text:p text:style-name="P30"/>
      <text:p text:style-name="P8"/>
      <text:p text:style-name="P13">public class SumaControlada {</text:p>
      <text:p text:style-name="P13"/>
      <text:p text:style-name="P13"><text:s text:c="4"/>public static void main(String[] args) {</text:p>
      <text:p text:style-name="P13"><text:s text:c="8"/></text:p>
      <text:p text:style-name="P13"><text:s text:c="8"/>String entrada;</text:p>
      <text:p text:style-name="P13"><text:s text:c="8"/>int num1;</text:p>
      <text:p text:style-name="P13"><text:s text:c="8"/>int num2 = num1 = 0;</text:p>
      <text:p text:style-name="P13"><text:s text:c="8"/></text:p>
      <text:p text:style-name="P13"><text:s text:c="8"/>try{</text:p>
      <text:p text:style-name="P13"><text:s text:c="12"/>System.out.println("Introduzca el primer sumando: ");</text:p>
      <text:p text:style-name="P13"><text:s text:c="12"/>Scanner sc = new Scanner(System.in);</text:p>
      <text:p text:style-name="P13"><text:s text:c="12"/>entrada = sc.nextLine();</text:p>
      <text:p text:style-name="P13"><text:s text:c="8"/></text:p>
      <text:p text:style-name="P13"><text:s text:c="12"/>num1 = Integer.parseInt(entrada);</text:p>
      <text:p text:style-name="P13"><text:s text:c="12"/></text:p>
      <text:p text:style-name="P13"><text:s text:c="12"/>try{</text:p>
      <text:p text:style-name="P13"><text:s text:c="16"/>System.out.println("Introduzca el segundo sumando: ");</text:p>
      <text:p text:style-name="P13"><text:s text:c="16"/>sc = new Scanner(System.in);</text:p>
      <text:p text:style-name="P13"><text:s text:c="16"/>entrada = sc.nextLine();</text:p>
      <text:p text:style-name="P13"/>
      <text:p text:style-name="P13"><text:s text:c="16"/>num2 = Integer.parseInt(entrada);</text:p>
      <text:p text:style-name="P13"><text:s text:c="16"/></text:p>
      <text:p text:style-name="P13"><text:s text:c="16"/>System.out.println("La suma de " + num1 + " y " + num2 + " es = " + (num1+num2));</text:p>
      <text:p text:style-name="P13"><text:s text:c="16"/></text:p>
      <text:p text:style-name="P13"><text:s text:c="12"/>}catch(NumberFormatException e){</text:p>
      <text:p text:style-name="P13"><text:s text:c="16"/>System.out.println("ERROR el segundo sumando no es un número.");</text:p>
      <text:p text:style-name="P13"><text:s text:c="12"/>}</text:p>
      <text:p text:style-name="P13"><text:s text:c="8"/>}catch(NumberFormatException e){</text:p>
      <text:p text:style-name="P13"><text:s text:c="12"/>System.out.println("ERROR el primer sumando no es un número.");</text:p>
      <text:p text:style-name="P13"><text:s text:c="8"/>}</text:p>
      <text:p text:style-name="P13"><text:s text:c="4"/>}</text:p>
      <text:p text:style-name="P13">}</text:p>
      <text:p text:style-name="P7"/>
      <text:p text:style-name="P32">Crea una carpeta con el nombre ApellidosNombreAlumnoProblema1 e introduce ambos ficheros java y el ejecutable .jar comprime la carpeta y sube dicho fichero a moodle.</text:p>
      <text:p text:style-name="P7"/>
      <text:p text:style-name="P7"/>
      <text:p text:style-name="P14"/>
      <text:p text:style-name="P14"/>
      <text:p text:style-name="P14"/>
      <text:p text:style-name="P17"><text:soft-page-break/>PROBLEMA 2 <text:span text:style-name="T4"><text:s/></text:span><text:span text:style-name="T3">(2 PUNTOS)</text:span></text:p>
      <text:p text:style-name="P15"/>
      <text:p text:style-name="P16">Escribe un clase llamada Mayusculas que haga lo siguiente:</text:p>
      <text:list xml:id="list667478422" text:style-name="L2">
        <text:list-item>
          <text:p text:style-name="P22">Cree un proceso hijo</text:p>
        </text:list-item>
        <text:list-item>
          <text:p text:style-name="P22">El proceso padre y el proceso hijo se comunicarán de forma bidireccional utilizando streams.</text:p>
        </text:list-item>
        <text:list-item>
          <text:p text:style-name="P22">El proceso padre leerá líneas de su entrada estándar y las enviará a la entrada estándar del hijo ( utilizando el OutputStream del hijo)</text:p>
        </text:list-item>
        <text:list-item>
          <text:p text:style-name="P22">El proceso hijo leerá el texto por su entrada estándar, lo transformará todo a letras mayúsculas y lo imprimirá por su salida estándar .</text:p>
        </text:list-item>
        <text:list-item>
          <text:p text:style-name="P22">El padre imprimirá en pantalla lo que recibe del hijo a través del InputStream del mismo.</text:p>
        </text:list-item>
      </text:list>
      <text:p text:style-name="P21"/>
      <text:p text:style-name="P21">Ejemplo de ejecución</text:p>
      <text:p text:style-name="P21">hola (enter)</text:p>
      <text:p text:style-name="P21">HOLA</text:p>
      <text:p text:style-name="P21">mundo (enter)</text:p>
      <text:p text:style-name="P18">MUNDO</text:p>
      <text:p text:style-name="P19"/>
      <text:p text:style-name="P19"/>
      <text:p text:style-name="P19">public class Mayusculas {</text:p>
      <text:p text:style-name="P19"/>
      <text:p text:style-name="P19"><text:s text:c="4"/>public static void main(String[] args) {</text:p>
      <text:p text:style-name="P19"><text:s text:c="8"/></text:p>
      <text:p text:style-name="P19"><text:s text:c="8"/><text:bookmark-start text:name="__DdeLink__670_1343005619"/>//Entrada estandar.</text:p>
      <text:p text:style-name="P19"><text:s text:c="8"/>Scanner sc = new Scanner(System.in);</text:p>
      <text:p text:style-name="P19"><text:s text:c="8"/></text:p>
      <text:p text:style-name="P19"><text:s text:c="8"/>//Salida estandar con conversion a mayusculas.</text:p>
      <text:p text:style-name="P19"><text:s text:c="8"/>System.out.println(sc.nextLine().toUpperCase());<text:bookmark-end text:name="__DdeLink__670_1343005619"/></text:p>
      <text:p text:style-name="P19"><text:s text:c="4"/>}</text:p>
      <text:p text:style-name="P19"><text:s text:c="4"/></text:p>
      <text:p text:style-name="P19">}</text:p>
      <text:p text:style-name="P19"/>
      <text:p text:style-name="P19"/>
      <text:p text:style-name="P31">Crea una carpeta con el nombre ApellidosNombreAlumnoProblema2 e introduce el fichero java y el ejecutable .jar <text:s/>;comprime la carpeta y sube dicho fichero comprimido a moodle.</text:p>
      <text:p text:style-name="P19"/>
      <text:p text:style-name="P19"/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PROBLEMA 3 <text:span text:style-name="T4"><text:s/></text:span><text:span text:style-name="T3">(2 PUNTOS)</text:span></text:p>
      <text:p text:style-name="P15"/>
      <text:p text:style-name="P15"/>
      <text:p text:style-name="P15"/>
      <text:p text:style-name="P20">Crea una clase <text:s/><text:span text:style-name="T7">llamada “Problema3” ,</text:span>que ejecute el comando “<text:span text:style-name="T7">ls”</text:span> y muestre el resultado por la salida estándar.</text:p>
      <text:p text:style-name="P20">Usar el método getInputStream() de la clase Process para leer el stream de salida del proceso (leer lo que el comando envía a la consola)</text:p>
      <text:p text:style-name="P20"/>
      <text:p text:style-name="P15"/>
      <text:p text:style-name="P31">Crea una carpeta con el nombre ApellidosNombreAlumnoProblema3 e introduce el fichero java y el ejecutable .jar <text:s/>;comprime la carpeta y sube dicho fichero comprimido a moodle.</text:p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f291e" officeooo:paragraph-rsid="0014ee81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MP2" style:family="paragraph" style:parent-style-name="Table_20_Contents">
      <loext:graphic-properties draw:fill="none"/>
      <style:paragraph-properties fo:text-align="center" style:justify-single-word="false" fo:background-color="transparent" style:vertical-align="middl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b1b41" officeooo:paragraph-rsid="001b1b41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M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bold" officeooo:rsid="000f291e" officeooo:paragraph-rsid="0014ee81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MP4" style:family="paragraph" style:parent-style-name="Header">
      <style:text-properties officeooo:paragraph-rsid="0014ee81"/>
    </style:style>
    <style:style style:name="MT1" style:family="text">
      <style:text-properties officeooo:rsid="00154a99"/>
    </style:style>
    <style:style style:name="MT2" style:family="text">
      <style:text-properties officeooo:rsid="0016d4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9" table:style-name="Tabla9">
          <table:table-column table:style-name="Tabla9.A"/>
          <table:table-row>
            <table:table-cell table:style-name="Tabla9.A1" office:value-type="string">
              <text:p text:style-name="MP1">I.E.S. <text:span text:style-name="MT1">EL MAJUELO</text:span></text:p>
            </table:table-cell>
          </table:table-row>
        </table:table>
        <table:table table:name="Tabla10" table:style-name="Tabla10">
          <table:table-column table:style-name="Tabla10.A"/>
          <table:table-column table:style-name="Tabla10.B"/>
          <table:table-row>
            <table:table-cell table:style-name="Tabla10.A1" office:value-type="string">
              <text:p text:style-name="MP2">Control Tema 1: </text:p>
              <text:p text:style-name="MP2">Programación de Procesos</text:p>
              <text:p text:style-name="MP2">Fecha: 09/11/2022</text:p>
            </table:table-cell>
            <table:table-cell table:style-name="Tabla10.B1" office:value-type="string">
              <text:p text:style-name="MP3">CURSO ACADÉMICO 20<text:span text:style-name="MT1">22</text:span>-202<text:span text:style-name="MT2">3</text:span></text:p>
              <text:p text:style-name="MP3">NIVEL <text:s/><text:span text:style-name="MT2">C.F.G.S. <text:s/>D.A.M</text:span></text:p>
              <text:p text:style-name="MP3">CURSO <text:span text:style-name="MT2">1</text:span>º <text:span text:style-name="MT2">(MÓDULO :P.S.P.)</text:span></text:p>
              <text:p text:style-name="MP3">DEPARTAMENTO : Informática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4H47M32S</meta:editing-duration>
    <meta:editing-cycles>21</meta:editing-cycles>
    <meta:generator>LibreOffice/6.2.8.2$Linux_X86_64 LibreOffice_project/20$Build-2</meta:generator>
    <dc:date>2022-11-09T19:15:17.977721891</dc:date>
    <meta:document-statistic meta:table-count="3" meta:image-count="0" meta:object-count="0" meta:page-count="5" meta:paragraph-count="158" meta:word-count="1145" meta:character-count="7169" meta:non-whitespace-character-count="5852"/>
  </office:meta>
</office:document-meta>
</file>